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0000001DC57E7D5C4.png" manifest:media-type=""/>
  <manifest:file-entry manifest:full-path="Pictures/10000000000003F4000001E3E2343635.png" manifest:media-type=""/>
  <manifest:file-entry manifest:full-path="Pictures/10000000000003F1000001DFEFC6BBA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fik2" text:anchor-type="paragraph" svg:x="-0.035cm" svg:y="8.573cm" svg:width="17cm" svg:height="8.07cm" draw:z-index="1"><draw:image xlink:href="Pictures/10000000000003F1000001DFEFC6BBAF.png" xlink:type="simple" xlink:show="embed" xlink:actuate="onLoad"/></draw:frame><draw:frame draw:style-name="fr1" draw:name="Grafik1" text:anchor-type="paragraph" svg:width="17cm" svg:height="8.112cm" draw:z-index="0"><draw:image xlink:href="Pictures/10000000000003F4000001E3E2343635.png" xlink:type="simple" xlink:show="embed" xlink:actuate="onLoad"/></draw:frame></text:p>
      <text:p text:style-name="Standard"><draw:frame draw:style-name="fr1" draw:name="Grafik3" text:anchor-type="paragraph" svg:width="17cm" svg:height="8.027cm" draw:z-index="2"><draw:image xlink:href="Pictures/10000000000003F0000001DC57E7D5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ki </meta:initial-creator>
    <meta:creation-date>2014-03-05T21:26:26.373098529</meta:creation-date>
    <dc:date>2014-03-05T21:36:34.515171230</dc:date>
    <dc:creator>Ecki </dc:creator>
    <meta:editing-duration>PT9M3S</meta:editing-duration>
    <meta:editing-cycles>2</meta:editing-cycles>
    <meta:generator>LibreOffice/4.1.1.2$Linux_X86_64 LibreOffice_project/41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